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paragraph-properties fo:margin-left="0cm" fo:margin-right="0cm" fo:text-indent="0cm" style:auto-text-indent="false" fo:break-before="page"/>
      <style:text-properties fo:color="#000000" style:font-size-complex="12pt"/>
    </style:style>
    <style:style style:name="P7" style:family="paragraph" style:parent-style-name="No_20_Spacing">
      <style:text-properties fo:color="#000000" officeooo:paragraph-rsid="000b5636" style:font-size-complex="12pt"/>
    </style:style>
    <style:style style:name="P8" style:family="paragraph" style:parent-style-name="No_20_Spacing">
      <style:text-properties fo:color="#000000" officeooo:rsid="000cec25" officeooo:paragraph-rsid="000cec25" style:font-size-complex="12pt"/>
    </style:style>
    <style:style style:name="P9" style:family="paragraph" style:parent-style-name="No_20_Spacing">
      <style:text-properties fo:color="#000000" officeooo:paragraph-rsid="0037d0aa" style:font-size-complex="12pt"/>
    </style:style>
    <style:style style:name="P10" style:family="paragraph" style:parent-style-name="No_20_Spacing">
      <style:text-properties fo:color="#000000" officeooo:rsid="0037d0aa" officeooo:paragraph-rsid="0037d0aa" style:font-size-complex="12pt"/>
    </style:style>
    <style:style style:name="P11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12" style:family="paragraph" style:parent-style-name="No_20_Spacing">
      <style:text-properties fo:color="#000000" officeooo:paragraph-rsid="000b5636" style:font-name-asian="Times New Roman2" style:font-size-complex="12pt"/>
    </style:style>
    <style:style style:name="P13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4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5" style:family="paragraph" style:parent-style-name="No_20_Spacing">
      <style:text-properties fo:color="#000000" officeooo:rsid="0015f21d" officeooo:paragraph-rsid="003e91c2" style:font-name-asian="Times New Roman2" style:font-size-complex="12pt"/>
    </style:style>
    <style:style style:name="P16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17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18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19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20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21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22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2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24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25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26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27" style:family="paragraph" style:parent-style-name="No_20_Spacing">
      <style:text-properties fo:color="#000000" style:font-name="LM Mono 8" officeooo:paragraph-rsid="000b5636"/>
    </style:style>
    <style:style style:name="P28" style:family="paragraph" style:parent-style-name="No_20_Spacing">
      <style:text-properties fo:color="#000000" style:font-name="Courier 10 Pitch" officeooo:paragraph-rsid="000b5636" style:font-size-complex="12pt"/>
    </style:style>
    <style:style style:name="P29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30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31" style:family="paragraph" style:parent-style-name="No_20_Spacing">
      <style:text-properties fo:color="#000000" style:font-name="Courier New1" fo:font-size="9pt" officeooo:rsid="00381f17" officeooo:paragraph-rsid="00381f17" style:font-size-asian="9pt" style:font-size-complex="12pt"/>
    </style:style>
    <style:style style:name="P32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33" style:family="paragraph" style:parent-style-name="No_20_Spacing">
      <style:text-properties fo:color="#000000" style:font-name="Courier New1" officeooo:paragraph-rsid="000b5636" style:font-size-complex="12pt"/>
    </style:style>
    <style:style style:name="P34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35" style:family="paragraph" style:parent-style-name="No_20_Spacing">
      <style:text-properties fo:color="#000000" officeooo:paragraph-rsid="000b5636"/>
    </style:style>
    <style:style style:name="P36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37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38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39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40" style:family="paragraph" style:parent-style-name="No_20_Spacing"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41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42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43" style:family="paragraph" style:parent-style-name="No_20_Spacing">
      <style:text-properties fo:color="#000000" style:font-name="Times New Roman1" fo:font-size="11pt" fo:font-weight="normal" officeooo:rsid="00381f17" officeooo:paragraph-rsid="00381f17" style:font-size-asian="11pt" style:font-weight-asian="normal" style:font-size-complex="11pt" style:font-weight-complex="normal"/>
    </style:style>
    <style:style style:name="P44" style:family="paragraph" style:parent-style-name="No_20_Spacing">
      <style:text-properties fo:color="#000000" style:font-name="Times New Roman1" fo:font-size="11pt" fo:font-weight="normal" officeooo:rsid="003c2b11" officeooo:paragraph-rsid="003c2b11" style:font-size-asian="11pt" style:font-weight-asian="normal" style:font-size-complex="11pt" style:font-weight-complex="normal"/>
    </style:style>
    <style:style style:name="P45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46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47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48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49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50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51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52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53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54" style:family="paragraph" style:parent-style-name="No_20_Spacing">
      <style:text-properties fo:color="#000000" officeooo:rsid="00323093" officeooo:paragraph-rsid="00323093"/>
    </style:style>
    <style:style style:name="P55" style:family="paragraph" style:parent-style-name="No_20_Spacing">
      <style:text-properties fo:color="#000000" officeooo:rsid="0034604e" officeooo:paragraph-rsid="0034604e"/>
    </style:style>
    <style:style style:name="P56" style:family="paragraph" style:parent-style-name="No_20_Spacing">
      <style:text-properties fo:color="#000000" officeooo:rsid="00356519" officeooo:paragraph-rsid="00356519"/>
    </style:style>
    <style:style style:name="P57" style:family="paragraph" style:parent-style-name="No_20_Spacing">
      <style:text-properties fo:color="#000000" officeooo:rsid="003723c0" officeooo:paragraph-rsid="003723c0"/>
    </style:style>
    <style:style style:name="P58" style:family="paragraph" style:parent-style-name="No_20_Spacing">
      <style:text-properties fo:color="#000000" officeooo:rsid="003d373e" officeooo:paragraph-rsid="003d373e"/>
    </style:style>
    <style:style style:name="P59" style:family="paragraph" style:parent-style-name="No_20_Spacing">
      <style:text-properties fo:color="#000000" officeooo:rsid="003e91c2" officeooo:paragraph-rsid="003e91c2"/>
    </style:style>
    <style:style style:name="P60" style:family="paragraph" style:parent-style-name="No_20_Spacing">
      <style:text-properties officeooo:paragraph-rsid="000b5636"/>
    </style:style>
    <style:style style:name="P61" style:family="paragraph" style:parent-style-name="No_20_Spacing">
      <style:text-properties officeooo:rsid="000fc44f" officeooo:paragraph-rsid="000fc44f"/>
    </style:style>
    <style:style style:name="P62" style:family="paragraph" style:parent-style-name="No_20_Spacing">
      <style:text-properties style:font-name="Andale Mono" officeooo:rsid="000fc44f" officeooo:paragraph-rsid="000fc44f"/>
    </style:style>
    <style:style style:name="P63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64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65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66" style:family="paragraph" style:parent-style-name="No_20_Spacing">
      <style:text-properties officeooo:rsid="001a3427" officeooo:paragraph-rsid="001a3427"/>
    </style:style>
    <style:style style:name="P67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68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69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70" style:family="paragraph" style:parent-style-name="No_20_Spacing">
      <style:text-properties officeooo:rsid="001b67a5" officeooo:paragraph-rsid="001b67a5"/>
    </style:style>
    <style:style style:name="P71" style:family="paragraph" style:parent-style-name="No_20_Spacing">
      <style:text-properties officeooo:rsid="001b67a5" officeooo:paragraph-rsid="002b76a5"/>
    </style:style>
    <style:style style:name="P72" style:family="paragraph" style:parent-style-name="No_20_Spacing">
      <style:text-properties officeooo:rsid="001d4d79" officeooo:paragraph-rsid="001d4d79"/>
    </style:style>
    <style:style style:name="P73" style:family="paragraph" style:parent-style-name="No_20_Spacing">
      <style:text-properties officeooo:rsid="001d4d79" officeooo:paragraph-rsid="0020e17d"/>
    </style:style>
    <style:style style:name="P74" style:family="paragraph" style:parent-style-name="No_20_Spacing">
      <style:text-properties officeooo:rsid="001d4d79" officeooo:paragraph-rsid="002b76a5"/>
    </style:style>
    <style:style style:name="P75" style:family="paragraph" style:parent-style-name="No_20_Spacing">
      <style:text-properties officeooo:rsid="00205b27" officeooo:paragraph-rsid="00205b27"/>
    </style:style>
    <style:style style:name="P76" style:family="paragraph" style:parent-style-name="No_20_Spacing">
      <style:text-properties officeooo:rsid="00205b27" officeooo:paragraph-rsid="0020e17d"/>
    </style:style>
    <style:style style:name="P77" style:family="paragraph" style:parent-style-name="No_20_Spacing">
      <style:text-properties officeooo:rsid="00205b27" officeooo:paragraph-rsid="002c8235"/>
    </style:style>
    <style:style style:name="P78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79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80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81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82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83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84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85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86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87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88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89" style:family="paragraph" style:parent-style-name="No_20_Spacing">
      <style:text-properties officeooo:rsid="0024ef67" officeooo:paragraph-rsid="0024ef67"/>
    </style:style>
    <style:style style:name="P90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91" style:family="paragraph" style:parent-style-name="No_20_Spacing">
      <style:text-properties officeooo:rsid="00291c60" officeooo:paragraph-rsid="00291c60"/>
    </style:style>
    <style:style style:name="P92" style:family="paragraph" style:parent-style-name="No_20_Spacing">
      <style:text-properties style:font-name="Courier 10 Pitch1" officeooo:rsid="00205b27" officeooo:paragraph-rsid="002b76a5"/>
    </style:style>
    <style:style style:name="P93" style:family="paragraph" style:parent-style-name="No_20_Spacing">
      <style:text-properties style:font-name="Courier 10 Pitch1" officeooo:rsid="001d4d79" officeooo:paragraph-rsid="002b76a5"/>
    </style:style>
    <style:style style:name="P94" style:family="paragraph" style:parent-style-name="No_20_Spacing">
      <style:text-properties officeooo:rsid="002b76a5" officeooo:paragraph-rsid="002b76a5"/>
    </style:style>
    <style:style style:name="P95" style:family="paragraph" style:parent-style-name="No_20_Spacing">
      <style:text-properties officeooo:rsid="0020e17d" officeooo:paragraph-rsid="002b76a5"/>
    </style:style>
    <style:style style:name="P96" style:family="paragraph" style:parent-style-name="No_20_Spacing">
      <style:text-properties officeooo:rsid="0020e17d" officeooo:paragraph-rsid="0020e17d"/>
    </style:style>
    <style:style style:name="P97" style:family="paragraph" style:parent-style-name="No_20_Spacing">
      <style:text-properties officeooo:rsid="002c8235" officeooo:paragraph-rsid="002c8235"/>
    </style:style>
    <style:style style:name="P98" style:family="paragraph" style:parent-style-name="No_20_Spacing">
      <style:text-properties officeooo:rsid="00381f17" officeooo:paragraph-rsid="00381f17"/>
    </style:style>
    <style:style style:name="P99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100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101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102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103" style:family="paragraph" style:parent-style-name="No_20_Spacing">
      <style:paragraph-properties fo:break-before="page"/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04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105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106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107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108" style:family="paragraph" style:parent-style-name="No_20_Spacing">
      <style:paragraph-properties fo:break-before="page"/>
      <style:text-properties fo:color="#000000" officeooo:paragraph-rsid="000b5636"/>
    </style:style>
    <style:style style:name="P109" style:family="paragraph" style:parent-style-name="No_20_Spacing">
      <style:paragraph-properties fo:break-before="page"/>
      <style:text-properties fo:color="#000000" officeooo:rsid="00323093" officeooo:paragraph-rsid="00323093"/>
    </style:style>
    <style:style style:name="P110" style:family="paragraph" style:parent-style-name="No_20_Spacing">
      <style:paragraph-properties fo:break-before="page"/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111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112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113" style:family="paragraph" style:parent-style-name="No_20_Spacing">
      <style:paragraph-properties fo:break-before="page"/>
      <style:text-properties officeooo:rsid="001b67a5" officeooo:paragraph-rsid="001b67a5"/>
    </style:style>
    <style:style style:name="P114" style:family="paragraph" style:parent-style-name="No_20_Spacing">
      <style:paragraph-properties fo:break-before="page"/>
      <style:text-properties officeooo:rsid="002b76a5" officeooo:paragraph-rsid="002b76a5"/>
    </style:style>
    <style:style style:name="P115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116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11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11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119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120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121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122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23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24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125" style:family="paragraph" style:parent-style-name="No_20_Spacing">
      <style:paragraph-properties fo:margin-left="1.251cm" fo:margin-right="0cm" fo:text-indent="0cm" style:auto-text-indent="false"/>
      <style:text-properties fo:color="#000000" style:font-size-complex="12pt"/>
    </style:style>
    <style:style style:name="P126" style:family="paragraph" style:parent-style-name="No_20_Spacing">
      <style:text-properties fo:color="#000000" officeooo:rsid="0037d0aa" officeooo:paragraph-rsid="0037d0aa" style:font-size-complex="12pt"/>
    </style:style>
    <style:style style:name="P127" style:family="paragraph" style:parent-style-name="No_20_Spacing" style:list-style-name="L4">
      <style:text-properties fo:color="#000000" officeooo:rsid="0037d0aa" officeooo:paragraph-rsid="0037d0aa" style:font-size-complex="12pt"/>
    </style:style>
    <style:style style:name="P128" style:family="paragraph" style:parent-style-name="No_20_Spacing">
      <style:text-properties fo:color="#000000" officeooo:rsid="003e91c2" officeooo:paragraph-rsid="003e91c2" style:font-name-asian="Times New Roman2" style:font-size-complex="12pt"/>
    </style:style>
    <style:style style:name="P129" style:family="paragraph" style:parent-style-name="No_20_Spacing">
      <style:text-properties fo:color="#000000" officeooo:rsid="003fe3c2" officeooo:paragraph-rsid="003fe3c2"/>
    </style:style>
    <style:style style:name="P130" style:family="paragraph" style:parent-style-name="No_20_Spacing">
      <style:text-properties fo:color="#000000" fo:font-style="italic" officeooo:rsid="003fe3c2" officeooo:paragraph-rsid="003fe3c2" style:font-style-asian="italic" style:font-size-complex="12pt" style:font-style-complex="italic"/>
    </style:style>
    <style:style style:name="P131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132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133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134" style:family="paragraph" style:parent-style-name="No_20_Spacing" style:list-style-name="L1">
      <style:paragraph-properties fo:margin-left="1.251cm" fo:margin-right="0cm" fo:text-indent="0cm" style:auto-text-indent="false"/>
    </style:style>
    <style:style style:name="P135" style:family="paragraph" style:parent-style-name="No_20_Spacing" style:list-style-name="L2">
      <style:paragraph-properties fo:margin-left="1.251cm" fo:margin-right="0cm" fo:text-indent="0cm" style:auto-text-indent="false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officeooo:rsid="0037d0aa" style:font-size-complex="12pt"/>
    </style:style>
    <style:style style:name="T4" style:family="text">
      <style:text-properties fo:color="#000000" style:font-name-asian="Times New Roman2" style:font-size-complex="12pt"/>
    </style:style>
    <style:style style:name="T5" style:family="text">
      <style:text-properties fo:color="#000000" officeooo:rsid="00291c60" style:font-name-asian="Times New Roman2" style:font-size-complex="12pt"/>
    </style:style>
    <style:style style:name="T6" style:family="text">
      <style:text-properties fo:color="#000000" fo:font-weight="bold" style:font-weight-asian="bold" style:font-size-complex="12pt"/>
    </style:style>
    <style:style style:name="T7" style:family="text">
      <style:text-properties fo:color="#000000" style:font-name="Courier New1" fo:font-size="9pt" style:font-size-asian="9pt" style:font-size-complex="12pt"/>
    </style:style>
    <style:style style:name="T8" style:family="text">
      <style:text-properties fo:color="#000000" fo:font-size="9pt" style:font-size-asian="9pt" style:font-size-complex="12pt"/>
    </style:style>
    <style:style style:name="T9" style:family="text">
      <style:text-properties fo:color="#000000" style:text-position="super 58%" officeooo:rsid="00291c60" style:font-name-asian="Times New Roman2" style:font-size-complex="12pt"/>
    </style:style>
    <style:style style:name="T10" style:family="text">
      <style:text-properties style:text-position="super 58%"/>
    </style:style>
    <style:style style:name="T11" style:family="text">
      <style:text-properties style:font-name="Andale Mono"/>
    </style:style>
    <style:style style:name="T12" style:family="text">
      <style:text-properties style:font-name="Courier New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05b2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05b27" style:font-style-asian="italic" style:font-style-complex="italic"/>
    </style:style>
    <style:style style:name="T17" style:family="text">
      <style:text-properties fo:font-style="italic" officeooo:rsid="002c8235" style:font-style-asian="italic" style:font-style-complex="italic"/>
    </style:style>
    <style:style style:name="T18" style:family="text">
      <style:text-properties officeooo:rsid="0026152c"/>
    </style:style>
    <style:style style:name="T19" style:family="text">
      <style:text-properties style:font-name="Courier 10 Pitch1"/>
    </style:style>
    <style:style style:name="T20" style:family="text">
      <style:text-properties style:font-name="Courier 10 Pitch1" officeooo:rsid="002b76a5"/>
    </style:style>
    <style:style style:name="T21" style:family="text">
      <style:text-properties style:font-name="Courier 10 Pitch1" officeooo:rsid="00205b27"/>
    </style:style>
    <style:style style:name="T22" style:family="text">
      <style:text-properties officeooo:rsid="002b76a5"/>
    </style:style>
    <style:style style:name="T23" style:family="text">
      <style:text-properties officeooo:rsid="002c8235"/>
    </style:style>
    <style:style style:name="T24" style:family="text">
      <style:text-properties officeooo:rsid="002cca35"/>
    </style:style>
    <style:style style:name="T25" style:family="text">
      <style:text-properties officeooo:rsid="002ea95b"/>
    </style:style>
    <style:style style:name="T26" style:family="text">
      <style:text-properties officeooo:rsid="002fe28f"/>
    </style:style>
    <style:style style:name="T27" style:family="text">
      <style:text-properties officeooo:rsid="0031909f"/>
    </style:style>
    <style:style style:name="T28" style:family="text">
      <style:text-properties officeooo:rsid="0034604e"/>
    </style:style>
    <style:style style:name="T29" style:family="text">
      <style:text-properties officeooo:rsid="0037d0aa"/>
    </style:style>
    <style:style style:name="T30" style:family="text">
      <style:text-properties officeooo:rsid="00381f17"/>
    </style:style>
    <style:style style:name="T31" style:family="text">
      <style:text-properties officeooo:rsid="003a769f"/>
    </style:style>
    <style:style style:name="T32" style:family="text">
      <style:text-properties officeooo:rsid="003c2b11"/>
    </style:style>
    <style:style style:name="T33" style:family="text">
      <style:text-properties officeooo:rsid="003d373e"/>
    </style:style>
    <style:style style:name="T34" style:family="text">
      <style:text-properties officeooo:rsid="003fe3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Fourth Lesson - draft opened 29<text:span text:style-name="T10">th</text:span> October 2016</text:p>
      <text:p text:style-name="P8"/>
      <text:p text:style-name="P36">Comprising the latter part of lesson 3, on 2d-arrays, and some added stuff on pointers.</text:p>
      <text:p text:style-name="P130">Updated Weds lunchtime in B2G.</text:p>
      <text:p text:style-name="P7"/>
      <text:p text:style-name="P8">Last time we looked at 1-D arrays.</text:p>
      <text:p text:style-name="P8"/>
      <text:p text:style-name="P8">Test questions:</text:p>
      <text:p text:style-name="P8"/>
      <text:list xml:id="list9104489730039276887" text:style-name="L1">
        <text:list-item>
          <text:p text:style-name="P131">How do we declare an array of n elements?</text:p>
          <text:p text:style-name="P134"/>
        </text:list-item>
      </text:list>
      <text:list xml:id="list5757188773807253728" text:style-name="L2">
        <text:list-item>
          <text:p text:style-name="P132">What is the name we give to the “number of the element”</text:p>
          <text:p text:style-name="P135"/>
        </text:list-item>
      </text:list>
      <text:list xml:id="list680200125155898266" text:style-name="L3">
        <text:list-item>
          <text:p text:style-name="P133">in a 10 element array, where is the last element?</text:p>
        </text:list-item>
      </text:list>
      <text:p text:style-name="P125"/>
      <text:p text:style-name="P125"/>
      <text:p text:style-name="P6"/>
      <text:p text:style-name="P10">Answers:</text:p>
      <text:list xml:id="list8843931541456293759" text:style-name="L4">
        <text:list-item>
          <text:list>
            <text:list-item>
              <text:list>
                <text:list-item>
                  <text:p text:style-name="P127">with a type, a name , and square brackets - int myArray[n]</text:p>
                </text:list-item>
                <text:list-item>
                  <text:p text:style-name="P127">index</text:p>
                </text:list-item>
                <text:list-item>
                  <text:p text:style-name="P127">at index 9.</text:p>
                </text:list-item>
              </text:list>
            </text:list-item>
          </text:list>
        </text:list-item>
      </text:list>
      <text:p text:style-name="P9"/>
      <text:p text:style-name="P9"/>
      <text:p text:style-name="P9">OK, so one-dimensional arrays are quite simple. <text:s/>We can have more dimensions. <text:s/>Two dimensions are common, because we can make tables and represent things like chess or other game boards, <text:span text:style-name="T25">and images.</text:span></text:p>
      <text:p text:style-name="P7"/>
      <text:p text:style-name="P7">A two-D array of integers is like this:-</text:p>
      <text:p text:style-name="P7"/>
      <text:p text:style-name="P115">int intArray[6][8];</text:p>
      <text:p text:style-name="P12"/>
      <text:p text:style-name="P7">Gives us a table with 6 rows and 8 columns:-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12"/>
      <text:p text:style-name="P12"/>
      <text:p text:style-name="P60"><text:span text:style-name="T1">The top left cell is intArray[0][0]</text:span><text:span text:style-name="T4">.</text:span></text:p>
      <text:p text:style-name="P12"/>
      <text:p text:style-name="P60"><text:span text:style-name="T1">The first row has a zero for its first </text:span><text:span text:style-name="T6">index.</text:span></text:p>
      <text:p text:style-name="P12"/>
      <text:p text:style-name="P12"/>
      <text:p text:style-name="P12"/>
      <text:p text:style-name="P23">Accessing 2-d array elements</text:p>
      <text:p text:style-name="P12"/>
      <text:p text:style-name="P7">Is done like this, <text:span text:style-name="T29">with a row and a column, in square brackets</text:span> :-</text:p>
      <text:p text:style-name="P7"/>
      <text:p text:style-name="P115">intArray[0][0] = 2;</text:p>
      <text:p text:style-name="P115">intArray[3][1] = 5;</text:p>
      <text:p text:style-name="P115">intArray[4][1] = intArray[0][0] + intArray[3][1];</text:p>
      <text:p text:style-name="P116"/>
      <text:p text:style-name="P7">So what would intArray[4][1] contain after these instructions?</text:p>
      <text:p text:style-name="P7"/>
      <text:p text:style-name="P7"/>
      <text:p text:style-name="P7"/>
      <text:p text:style-name="P10">Answer: </text:p>
      <text:p text:style-name="P99"/>
      <text:p text:style-name="P23">A Times-Table table.</text:p>
      <text:p text:style-name="P12"/>
      <text:p text:style-name="P7">A simple example would be to create a times-table table.</text:p>
      <text:p text:style-name="P7"/>
      <text:p text:style-name="P7">We'll need a table, how would you declare it?</text:p>
      <text:p text:style-name="P7"/>
      <text:p text:style-name="P27">int timesTable ???????</text:p>
      <text:p text:style-name="P99">Ans: int table[10][10];</text:p>
      <text:p text:style-name="P7"/>
      <text:p text:style-name="P7"/>
      <text:p text:style-name="P8"><text:span text:style-name="T29">Question: </text:span>How will we fill it up?</text:p>
      <text:p text:style-name="P8"/>
      <text:p text:style-name="P100"/>
      <text:p text:style-name="P8">Answer :- <text:span text:style-name="T29">with</text:span> two nested loops</text:p>
      <text:p text:style-name="P8"/>
      <text:p text:style-name="P60"><text:span text:style-name="T3">We</text:span><text:span text:style-name="T2"> </text:span><text:span text:style-name="T1">scan through it using two </text:span><text:span text:style-name="T6">nested</text:span><text:span text:style-name="T1"> loops to fill it up. <text:s/></text:span></text:p>
      <text:p text:style-name="P7"/>
      <text:p text:style-name="P7"/>
      <text:p text:style-name="P7"/>
      <text:p text:style-name="P28">int row, column;</text:p>
      <text:p text:style-name="P28"/>
      <text:p text:style-name="P28">for (row = 0; row &lt; 9; row++) {</text:p>
      <text:p text:style-name="P28"><text:tab/>for (column = 0; column &lt; 9; column++) {</text:p>
      <text:p text:style-name="P28"><text:tab/><text:tab/>table[row][column] = ??;</text:p>
      <text:p text:style-name="P28"><text:tab/><text:tab/>}</text:p>
      <text:p text:style-name="P28"><text:tab/>}</text:p>
      <text:p text:style-name="P28"/>
      <text:p text:style-name="P7"/>
      <text:p text:style-name="P7">What would we put in place of ??</text:p>
      <text:p text:style-name="P99">Answer - It depends. <text:s/>If we use </text:p>
      <text:p text:style-name="P7"/>
      <text:p text:style-name="P7"><text:tab/>row * column;</text:p>
      <text:p text:style-name="P7"/>
      <text:p text:style-name="P7">we'll get a zero-times column and row.</text:p>
      <text:p text:style-name="P7"/>
      <text:p text:style-name="P7">If we want a more traditional one, starting at 1 x 1 = 1, we'd have to use</text:p>
      <text:p text:style-name="P7"/>
      <text:p text:style-name="P1"><text:tab/>(row+1) * (column+1)</text:p>
      <text:p text:style-name="P7"/>
      <text:p text:style-name="P7"/>
      <text:p text:style-name="P10"/>
      <text:p text:style-name="P7"/>
      <text:p text:style-name="P7"/>
      <text:p text:style-name="P7"/>
      <text:p text:style-name="P7">And then print it out … how??</text:p>
      <text:p text:style-name="P7"/>
      <text:p text:style-name="P99">Answer ::</text:p>
      <text:p text:style-name="P7"/>
      <text:p text:style-name="P29">void timesTable() {</text:p>
      <text:p text:style-name="P32"/>
      <text:p text:style-name="P29"><text:s text:c="4"/>int table[10][10];</text:p>
      <text:p text:style-name="P29"><text:s text:c="4"/>int row, column;</text:p>
      <text:p text:style-name="P32"/>
      <text:p text:style-name="P29"><text:s text:c="4"/>for (row = 0; row &lt; 10; row++) {</text:p>
      <text:p text:style-name="P29"><text:s text:c="8"/>for (column = 0; column &lt; 10; column++) {</text:p>
      <text:p text:style-name="P29"><text:s text:c="12"/>table[row][column] = (row + 1) * (column + 1);</text:p>
      <text:p text:style-name="P29"><text:s text:c="8"/>}</text:p>
      <text:p text:style-name="P29"><text:s text:c="4"/>}</text:p>
      <text:p text:style-name="P32"/>
      <text:p text:style-name="P29"><text:s text:c="4"/>for (row = 0; row &lt; 10; row++) {</text:p>
      <text:p text:style-name="P29"><text:s text:c="8"/>for (column = 0; column &lt; 10; column++) {</text:p>
      <text:p text:style-name="P29"><text:s text:c="12"/>printf("%5d ", table[row][column]);</text:p>
      <text:p text:style-name="P29"><text:s text:c="8"/>}</text:p>
      <text:p text:style-name="P29"><text:s text:c="8"/>printf("\n");</text:p>
      <text:p text:style-name="P29"><text:s text:c="4"/>}</text:p>
      <text:p text:style-name="P32">}</text:p>
      <text:p text:style-name="P32"/>
      <text:p text:style-name="No_20_Spacing">This produces this output :-</text:p>
      <text:p text:style-name="No_20_Spacing"/>
      <text:p text:style-name="P61"><text:s text:c="10"/><text:span text:style-name="T11">1 <text:s text:c="4"/>2 <text:s text:c="4"/>3 <text:s text:c="4"/>4 <text:s text:c="4"/>5 <text:s text:c="4"/>6 <text:s text:c="4"/>7 <text:s text:c="4"/>8 <text:s text:c="4"/>9 <text:s text:c="3"/>10 </text:span></text:p>
      <text:p text:style-name="P62"><text:s text:c="4"/>2 <text:s text:c="4"/>4 <text:s text:c="4"/>6 <text:s text:c="4"/>8 <text:s text:c="3"/>10 <text:s text:c="3"/>12 <text:s text:c="3"/>14 <text:s text:c="3"/>16 <text:s text:c="3"/>18 <text:s text:c="3"/>20 </text:p>
      <text:p text:style-name="P62"><text:s text:c="4"/>3 <text:s text:c="4"/>6 <text:s text:c="4"/>9 <text:s text:c="3"/>12 <text:s text:c="3"/>15 <text:s text:c="3"/>18 <text:s text:c="3"/>21 <text:s text:c="3"/>24 <text:s text:c="3"/>27 <text:s text:c="3"/>30 </text:p>
      <text:p text:style-name="P62"><text:s text:c="4"/>4 <text:s text:c="4"/>8 <text:s text:c="3"/>12 <text:s text:c="3"/>16 <text:s text:c="3"/>20 <text:s text:c="3"/>24 <text:s text:c="3"/>28 <text:s text:c="3"/>32 <text:s text:c="3"/>36 <text:s text:c="3"/>40 </text:p>
      <text:p text:style-name="P62"><text:s text:c="4"/>5 <text:s text:c="3"/>10 <text:s text:c="3"/>15 <text:s text:c="3"/>20 <text:s text:c="3"/>25 <text:s text:c="3"/>30 <text:s text:c="3"/>35 <text:s text:c="3"/>40 <text:s text:c="3"/>45 <text:s text:c="3"/>50 </text:p>
      <text:p text:style-name="P62"><text:s text:c="4"/>6 <text:s text:c="3"/>12 <text:s text:c="3"/>18 <text:s text:c="3"/>24 <text:s text:c="3"/>30 <text:s text:c="3"/>36 <text:s text:c="3"/>42 <text:s text:c="3"/>48 <text:s text:c="3"/>54 <text:s text:c="3"/>60 </text:p>
      <text:p text:style-name="P62"><text:s text:c="4"/>7 <text:s text:c="3"/>14 <text:s text:c="3"/>21 <text:s text:c="3"/>28 <text:s text:c="3"/>35 <text:s text:c="3"/>42 <text:s text:c="3"/>49 <text:s text:c="3"/>56 <text:s text:c="3"/>63 <text:s text:c="3"/>70 </text:p>
      <text:p text:style-name="P62"><text:s text:c="4"/>8 <text:s text:c="3"/>16 <text:s text:c="3"/>24 <text:s text:c="3"/>32 <text:s text:c="3"/>40 <text:s text:c="3"/>48 <text:s text:c="3"/>56 <text:s text:c="3"/>64 <text:s text:c="3"/>72 <text:s text:c="3"/>80 </text:p>
      <text:p text:style-name="P62"><text:s text:c="4"/>9 <text:s text:c="3"/>18 <text:s text:c="3"/>27 <text:s text:c="3"/>36 <text:s text:c="3"/>45 <text:s text:c="3"/>54 <text:s text:c="3"/>63 <text:s text:c="3"/>72 <text:s text:c="3"/>81 <text:s text:c="3"/>90 </text:p>
      <text:p text:style-name="P62"><text:s text:c="3"/>10 <text:s text:c="3"/>20 <text:s text:c="3"/>30 <text:s text:c="3"/>40 <text:s text:c="3"/>50 <text:s text:c="3"/>60 <text:s text:c="3"/>70 <text:s text:c="3"/>80 <text:s text:c="3"/>90 <text:s text:c="2"/>100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4">And it all lines up nicely.</text:span></text:p>
      <text:p text:style-name="No_20_Spacing"/>
      <text:p text:style-name="No_20_Spacing"/>
      <text:p text:style-name="P61"><text:bookmark-start text:name="__DdeLink__2519_1398144804"/>What happens if we leave out the brackets in the </text:p>
      <text:p text:style-name="P61"><text:bookmark-end text:name="__DdeLink__2519_1398144804"/></text:p>
      <text:p text:style-name="P30"><text:s text:c="8"/>table[row][column] = (row + 1) * (column + 1);</text:p>
      <text:p text:style-name="P61"/>
      <text:p text:style-name="P61">statement?</text:p>
      <text:p text:style-name="P61"/>
      <text:p text:style-name="P98">Answer - try it!</text:p>
      <text:p text:style-name="P98"/>
      <text:p text:style-name="P98"/>
      <text:p text:style-name="P98"/>
      <text:p text:style-name="P98"><text:span text:style-name="T15">Why</text:span> does this happen?</text:p>
      <text:p text:style-name="P61"/>
      <text:p text:style-name="P31"/>
      <text:p text:style-name="P107">Declare and initialise a 2D array</text:p>
      <text:p text:style-name="P41"/>
      <text:p text:style-name="P42">Remember that we could declare and initialise 1 1-D array like this :-</text:p>
      <text:p text:style-name="P42"/>
      <text:p text:style-name="P47">int myArray[] = { 3, 1, 4, 1, 5, 9, 2, 6, 5, 4 };</text:p>
      <text:p text:style-name="P42"/>
      <text:p text:style-name="P42">Well, declaring and initialising a 2D array is very similar :</text:p>
      <text:p text:style-name="P42"/>
      <text:p text:style-name="P47">int my2DArray[][<text:span text:style-name="T32">n</text:span>] = {{ row one stuff }, </text:p>
      <text:p text:style-name="P47"><text:tab/><text:tab/><text:tab/><text:tab/>{ row two },</text:p>
      <text:p text:style-name="P47"><text:tab/><text:tab/><text:tab/><text:tab/>{ row three },</text:p>
      <text:p text:style-name="P47"><text:tab/><text:tab/><text:tab/><text:tab/> . . .</text:p>
      <text:p text:style-name="P47"><text:tab/><text:tab/><text:tab/><text:tab/>{ last row } };</text:p>
      <text:p text:style-name="P47"/>
      <text:p text:style-name="P42">So we'd go :-</text:p>
      <text:p text:style-name="P42"/>
      <text:p text:style-name="P47">int my2DArray[][<text:span text:style-name="T32">10</text:span>] = { { 3, 1, 4, 1, 5, 9, 2, 6, 5, 4 }, </text:p>
      <text:p text:style-name="P47"><text:tab/><text:tab/><text:tab/><text:tab/>{ 2, 7, 1, 8, 2, 8, 1, 8, <text:span text:style-name="T30">4, 2</text:span> },</text:p>
      <text:p text:style-name="P47"><text:tab/><text:tab/><text:tab/><text:tab/>{ row three },</text:p>
      <text:p text:style-name="P47"><text:tab/><text:tab/><text:tab/><text:tab/> . . .</text:p>
      <text:p text:style-name="P47"><text:tab/><text:tab/><text:tab/><text:tab/>{ last row } };</text:p>
      <text:p text:style-name="P47"/>
      <text:p text:style-name="P43"/>
      <text:p text:style-name="P44">We need to specify how many elements are in a row.</text:p>
      <text:p text:style-name="P43"/>
      <text:p text:style-name="P43">Do they all have to be the same length? <text:s/><text:span text:style-name="T31">No, but if they aren't, you'll have uninitialised elements, they could be any value.</text:span></text:p>
      <text:p text:style-name="P101">Two-dimensional strings, arrays.</text:p>
      <text:p text:style-name="P12"/>
      <text:p text:style-name="P12">These are conceptually a bit harder still.</text:p>
      <text:p text:style-name="P12"/>
      <text:p text:style-name="P12"/>
      <text:p text:style-name="P12"/>
      <text:p text:style-name="P7">We can have an array of strings, and you can think of it like a table of <text:span text:style-name="T32">characters</text:span>:-</text:p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h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12"/>
      <text:p text:style-name="P7">Each row is a string, which is a 1-D array of characters.</text:p>
      <text:p text:style-name="P7"/>
      <text:p text:style-name="P34">I haven't shown the rows as separate characters, each one in its own memory location. <text:s/>Because it was toooooo fiddly.</text:p>
      <text:p text:style-name="P7"/>
      <text:p text:style-name="P7"/>
      <text:p text:style-name="P7"/>
      <text:p text:style-name="P7">We would declare it like this :-</text:p>
      <text:p text:style-name="P7"/>
      <text:p text:style-name="P33">char poem[5][40];</text:p>
      <text:p text:style-name="P12"/>
      <text:p text:style-name="P12"/>
      <text:p text:style-name="P11">Number of rows first, then number of elements in the row.</text:p>
      <text:p text:style-name="P12"/>
      <text:p text:style-name="P7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7"/>
      <text:p text:style-name="P7">We can do the declare-and-initialise, in a way similar to the int array :-</text:p>
      <text:p text:style-name="P7"/>
      <text:p text:style-name="P7"/>
      <text:p text:style-name="P29"><text:s text:c="4"/>char poem[][40] = { "In Xanadu did Kubla Khan",</text:p>
      <text:p text:style-name="P29"><text:s text:c="12"/>"a stately pleasure-dome decree",</text:p>
      <text:p text:style-name="P29"><text:s text:c="12"/>"where Alph, the scacred river ran",</text:p>
      <text:p text:style-name="P29"><text:s text:c="12"/>"down to a sunless sea" };</text:p>
      <text:p text:style-name="P12"/>
      <text:p text:style-name="P7">and print it out like this :-</text:p>
      <text:p text:style-name="P7"/>
      <text:p text:style-name="P29">for (int row = 0; row &lt; 4; row++) {</text:p>
      <text:p text:style-name="P29"><text:s text:c="7"/>printf ("Row: %d : %s\n", row, poem[row]);</text:p>
      <text:p text:style-name="P32"><text:tab/>}</text:p>
      <text:p text:style-name="P12"/>
      <text:p text:style-name="P60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6">string</text:span><text:span text:style-name="T1">, so poem[1] is the string </text:span><text:span text:style-name="T7">"a stately pleasure-dome decree".</text:span></text:p>
      <text:p text:style-name="P12"/>
      <text:p text:style-name="P60"><text:span text:style-name="T7">poem[1][0] </text:span><text:span text:style-name="T8">is the first character of that string, and is an 'a'</text:span></text:p>
      <text:p text:style-name="P12"/>
      <text:p text:style-name="P12"/>
      <text:p text:style-name="P12"/>
      <text:p text:style-name="P104"/>
      <text:p text:style-name="P25">The chessboard example</text:p>
      <text:p text:style-name="P13"/>
      <text:p text:style-name="P16">[This doesn't even mention arrays - what happened? - Ed.]</text:p>
      <text:p text:style-name="P16"/>
      <text:p text:style-name="P13">There is an old story about someone who asked for payment this way:</text:p>
      <text:p text:style-name="P13"/>
      <text:p text:style-name="P13">“Take an empty chessboard, put a single gold coin on the first square, then two on the second, then four on the third, and carry on, doubling the amount of coins each time.”. <text:s/><text:span text:style-name="T32">He was mocked, as no-one thought that it would amount to very much.</text:span></text:p>
      <text:p text:style-name="P13"/>
      <text:p text:style-name="P13">We can either calculate this sum, quite easily, <text:span text:style-name="T33">as you will see later.</text:span></text:p>
      <text:p text:style-name="P13"/>
      <text:p text:style-name="P14">Or we can model it. <text:s/><text:span text:style-name="T33">For simplicity, we unroll the chessboard square, to make it a single row, 64 squares long!</text:span></text:p>
      <text:p text:style-name="P14"/>
      <text:p text:style-name="P14"/>
      <text:p text:style-name="P14"><text:span text:style-name="T33">Note that e</text:span>ach square, n, has 2^n coins on it. <text:s/>We can use our powerl function to calculate this.</text:p>
      <text:p text:style-name="P14"/>
      <text:p text:style-name="P14"/>
      <text:p text:style-name="P14"/>
      <text:p text:style-name="P14"/>
      <text:p text:style-name="P14">Problem! <text:s/>long type can't go above 2^32-1, and we need to go to 2^64.</text:p>
      <text:p text:style-name="P14"/>
      <text:p text:style-name="P14">So, we write a floting-point version that can give us a rough answer.</text:p>
      <text:p text:style-name="P14"/>
      <text:p text:style-name="P14">We just change the powerl code to be floating point:-</text:p>
      <text:p text:style-name="P14"/>
      <text:p text:style-name="P14"/>
      <text:p text:style-name="P38">double powerld(long base, long power) {</text:p>
      <text:p text:style-name="P38"/>
      <text:p text:style-name="P38"><text:s text:c="4"/>if ((base == 0) &amp;&amp; (power == 0))</text:p>
      <text:p text:style-name="P38"><text:s text:c="8"/>return 1;</text:p>
      <text:p text:style-name="P38"><text:s text:c="4"/>/* 0 raised to anything is zero */</text:p>
      <text:p text:style-name="P38"><text:s text:c="4"/>if (base == 0)</text:p>
      <text:p text:style-name="P38"><text:s text:c="8"/>return 0;</text:p>
      <text:p text:style-name="P38"><text:s text:c="4"/>/* n ^ 0 is just 1 */</text:p>
      <text:p text:style-name="P38"><text:s text:c="4"/>if (power == 0)</text:p>
      <text:p text:style-name="P38"><text:s text:c="8"/>return 1;</text:p>
      <text:p text:style-name="P38"><text:s text:c="4"/>/* n ^ 1 is just n */</text:p>
      <text:p text:style-name="P38"><text:s text:c="4"/>if (power == 1)</text:p>
      <text:p text:style-name="P38"><text:s text:c="8"/>return base;</text:p>
      <text:p text:style-name="P38"><text:s text:c="4"/>/* we can't handle negative powers, indicate this by returning an error */</text:p>
      <text:p text:style-name="P38"><text:s text:c="4"/>if (power &lt; 0)</text:p>
      <text:p text:style-name="P38"><text:s text:c="8"/>return -1;</text:p>
      <text:p text:style-name="P38"/>
      <text:p text:style-name="P38"><text:s text:c="4"/>double answer = base;</text:p>
      <text:p text:style-name="P38"><text:s text:c="4"/>while (--power &gt; 0)</text:p>
      <text:p text:style-name="P38"><text:s text:c="8"/>answer = answer * base;</text:p>
      <text:p text:style-name="P38"><text:s text:c="4"/>return answer;</text:p>
      <text:p text:style-name="P38">}</text:p>
      <text:p text:style-name="P38"/>
      <text:p text:style-name="P14">Very little changes, just the return type, and the type of <text:span text:style-name="T12">answer</text:span>.</text:p>
      <text:p text:style-name="P14">We can now use this :-</text:p>
      <text:p text:style-name="P14"/>
      <text:p text:style-name="P14">We need to tell the compiler that these two functions are declared in another file in this project, and the types that they accept, and return:-</text:p>
      <text:p text:style-name="P13"/>
      <text:p text:style-name="P37">long powerl(long, long);</text:p>
      <text:p text:style-name="P37">double powerld(long, long);</text:p>
      <text:p text:style-name="P37"/>
      <text:p text:style-name="No_20_Spacing">If this is missing, they are assumed to take and return all ints, which is wrong.</text:p>
      <text:p text:style-name="P37"><text:soft-page-break/></text:p>
      <text:p text:style-name="P37"/>
      <text:p text:style-name="P37"/>
      <text:p text:style-name="P37">void sumOfPowerSeries() {</text:p>
      <text:p text:style-name="P37"/>
      <text:p text:style-name="P37"><text:s text:c="4"/>double sum = 0.0;</text:p>
      <text:p text:style-name="P37"><text:s text:c="4"/>int square = 0;</text:p>
      <text:p text:style-name="P37"><text:s text:c="4"/>double amount;</text:p>
      <text:p text:style-name="P37"/>
      <text:p text:style-name="P37"><text:s text:c="4"/>for (square = 0; square &lt; 64; square++) {</text:p>
      <text:p text:style-name="P37"><text:s text:c="8"/>amount = powerld(2, square);</text:p>
      <text:p text:style-name="P37"><text:s text:c="8"/>printf("On square %ld, put %20.20lg coins\n", square + 1, amount);</text:p>
      <text:p text:style-name="P37"><text:s text:c="8"/>sum += amount;</text:p>
      <text:p text:style-name="P37"><text:s text:c="4"/>}</text:p>
      <text:p text:style-name="P37"/>
      <text:p text:style-name="P37"><text:s text:c="4"/>printf ("Sum of coins is %20.20lg or %20.20le\n", sum,sum);</text:p>
      <text:p text:style-name="P37"/>
      <text:p text:style-name="P37"/>
      <text:p text:style-name="P37">}</text:p>
      <text:p text:style-name="P40"><text:s/></text:p>
      <text:p text:style-name="P110"/>
      <text:p text:style-name="P128">My answer : -</text:p>
      <text:p text:style-name="P15"/>
      <text:p text:style-name="P15">Which gives me :-</text:p>
      <text:p text:style-name="P14"/>
      <text:p text:style-name="P39">On square 1, put <text:s text:c="19"/>1 coins</text:p>
      <text:p text:style-name="P39">On square 2, put <text:s text:c="19"/>2 coins</text:p>
      <text:p text:style-name="P39">On square 3, put <text:s text:c="19"/>4 coins</text:p>
      <text:p text:style-name="P39">On square 4, put <text:s text:c="19"/>8 coins</text:p>
      <text:p text:style-name="P39">On square 5, put <text:s text:c="18"/>16 coins</text:p>
      <text:p text:style-name="P39">On square 6, put <text:s text:c="18"/>32 coins</text:p>
      <text:p text:style-name="P39">On square 7, put <text:s text:c="18"/>64 coins</text:p>
      <text:p text:style-name="P39">On square 8, put <text:s text:c="17"/>128 coins</text:p>
      <text:p text:style-name="P39">On square 9, put <text:s text:c="17"/>256 coins</text:p>
      <text:p text:style-name="P39">On square 10, put <text:s text:c="17"/>512 coins</text:p>
      <text:p text:style-name="P39">On square 11, put <text:s text:c="16"/>1024 coins</text:p>
      <text:p text:style-name="P39">On square 12, put <text:s text:c="16"/>2048 coins</text:p>
      <text:p text:style-name="P39">On square 13, put <text:s text:c="16"/>4096 coins</text:p>
      <text:p text:style-name="P39">On square 14, put <text:s text:c="16"/>8192 coins</text:p>
      <text:p text:style-name="P39">On square 15, put <text:s text:c="15"/>16384 coins</text:p>
      <text:p text:style-name="P39">On square 16, put <text:s text:c="15"/>32768 coins</text:p>
      <text:p text:style-name="P39">On square 17, put <text:s text:c="15"/>65536 coins</text:p>
      <text:p text:style-name="P39">On square 18, put <text:s text:c="14"/>131072 coins</text:p>
      <text:p text:style-name="P39">On square 19, put <text:s text:c="14"/>262144 coins</text:p>
      <text:p text:style-name="P39">On square 20, put <text:s text:c="14"/>524288 coins</text:p>
      <text:p text:style-name="P39">On square 21, put <text:s text:c="13"/>1048576 coins</text:p>
      <text:p text:style-name="P39">On square 22, put <text:s text:c="13"/>2097152 coins</text:p>
      <text:p text:style-name="P39">On square 23, put <text:s text:c="13"/>4194304 coins</text:p>
      <text:p text:style-name="P39">On square 24, put <text:s text:c="13"/>8388608 coins</text:p>
      <text:p text:style-name="P39">On square 25, put <text:s text:c="12"/>16777216 coins</text:p>
      <text:p text:style-name="P39">On square 26, put <text:s text:c="12"/>33554432 coins</text:p>
      <text:p text:style-name="P39">On square 27, put <text:s text:c="12"/>67108864 coins</text:p>
      <text:p text:style-name="P39">On square 28, put <text:s text:c="11"/>134217728 coins</text:p>
      <text:p text:style-name="P39">On square 29, put <text:s text:c="11"/>268435456 coins</text:p>
      <text:p text:style-name="P39">On square 30, put <text:s text:c="11"/>536870912 coins</text:p>
      <text:p text:style-name="P39">On square 31, put <text:s text:c="10"/>1073741824 coins</text:p>
      <text:p text:style-name="P39">On square 32, put <text:s text:c="10"/>2147483648 coins</text:p>
      <text:p text:style-name="P39">On square 33, put <text:s text:c="10"/>4294967296 coins</text:p>
      <text:p text:style-name="P39">On square 34, put <text:s text:c="10"/>8589934592 coins</text:p>
      <text:p text:style-name="P39">On square 35, put <text:s text:c="9"/>17179869184 coins</text:p>
      <text:p text:style-name="P39">On square 36, put <text:s text:c="9"/>34359738368 coins</text:p>
      <text:p text:style-name="P39">On square 37, put <text:s text:c="9"/>68719476736 coins</text:p>
      <text:p text:style-name="P39">On square 38, put <text:s text:c="8"/>137438953472 coins</text:p>
      <text:p text:style-name="P39">On square 39, put <text:s text:c="8"/>274877906944 coins</text:p>
      <text:p text:style-name="P39">On square 40, put <text:s text:c="8"/>549755813888 coins</text:p>
      <text:p text:style-name="P39">On square 41, put <text:s text:c="7"/>1099511627776 coins</text:p>
      <text:p text:style-name="P39">On square 42, put <text:s text:c="7"/>2199023255552 coins</text:p>
      <text:p text:style-name="P39">On square 43, put <text:s text:c="7"/>4398046511104 coins</text:p>
      <text:p text:style-name="P39">On square 44, put <text:s text:c="7"/>8796093022208 coins</text:p>
      <text:p text:style-name="P39">On square 45, put <text:s text:c="6"/>17592186044416 coins</text:p>
      <text:p text:style-name="P39">On square 46, put <text:s text:c="6"/>35184372088832 coins</text:p>
      <text:p text:style-name="P39">On square 47, put <text:s text:c="6"/>70368744177664 coins</text:p>
      <text:p text:style-name="P39">On square 48, put <text:s text:c="5"/>140737488355328 coins</text:p>
      <text:p text:style-name="P39">On square 49, put <text:s text:c="5"/>281474976710656 coins</text:p>
      <text:p text:style-name="P39">On square 50, put <text:s text:c="5"/>562949953421312 coins</text:p>
      <text:p text:style-name="P39">On square 51, put <text:s text:c="4"/>1125899906842624 coins</text:p>
      <text:p text:style-name="P39">On square 52, put <text:s text:c="4"/>2251799813685248 coins</text:p>
      <text:p text:style-name="P39">On square 53, put <text:s text:c="4"/>4503599627370496 coins</text:p>
      <text:p text:style-name="P39">On square 54, put <text:s text:c="4"/>9007199254740992 coins</text:p>
      <text:p text:style-name="P39">On square 55, put <text:s text:c="3"/>18014398509481984 coins</text:p>
      <text:p text:style-name="P39">On square 56, put <text:s text:c="3"/>36028797018963968 coins</text:p>
      <text:p text:style-name="P39">On square 57, put <text:s text:c="3"/>72057594037927936 coins</text:p>
      <text:p text:style-name="P39">On square 58, put <text:s text:c="2"/>144115188075855872 coins</text:p>
      <text:p text:style-name="P39">On square 59, put <text:s text:c="2"/>288230376151711744 coins</text:p>
      <text:p text:style-name="P39">On square 60, put <text:s text:c="2"/>576460752303423488 coins</text:p>
      <text:p text:style-name="P39">On square 61, put <text:s/>1152921504606846976 coins</text:p>
      <text:p text:style-name="P39">On square 62, put <text:s/>2305843009213693952 coins</text:p>
      <text:p text:style-name="P39">On square 63, put <text:s/>4611686018427387904 coins</text:p>
      <text:p text:style-name="P39">On square 64, put <text:s/>9223372036854775808 coins</text:p>
      <text:p text:style-name="P39">Sum of coins is 18446744073709551616 or 1.84467440737095516160e+19</text:p>
      <text:p text:style-name="P39"><text:soft-page-break/></text:p>
      <text:p text:style-name="P39">RUN FINISHED; exit value 0; real time: 10ms; user: 0ms; system: 0ms</text:p>
      <text:p text:style-name="P39"/>
      <text:p text:style-name="No_20_Spacing"><text:span text:style-name="T5">This is also 2</text:span><text:span text:style-name="T9">64</text:span><text:span text:style-name="T5"> - 1, or </text:span><text:s/>18446744073709551615. <text:s/>Our answer is slightly out.</text:p>
      <text:p text:style-name="No_20_Spacing"/>
      <text:p text:style-name="No_20_Spacing">18,446,744,073,709,551,615. <text:s/></text:p>
      <text:p text:style-name="P103">Random Numbers</text:p>
      <text:p text:style-name="P17"/>
      <text:p text:style-name="P17">We need to have a look at random numbers, to do the next bit. <text:s/>Much more interesting than arrays.</text:p>
      <text:p text:style-name="P17"/>
      <text:p text:style-name="P17"/>
      <text:p text:style-name="P17">We need to include the header file that describes the random functions, they're in stdlib.</text:p>
      <text:p text:style-name="P17"/>
      <text:p text:style-name="P124">#include&lt;stdlib.h&gt;</text:p>
      <text:p text:style-name="P124"/>
      <text:p text:style-name="P124">int r;</text:p>
      <text:p text:style-name="P124"/>
      <text:p text:style-name="P124">r = rand();</text:p>
      <text:p text:style-name="P124"/>
      <text:p text:style-name="P124">printf(“%d\n”, r);</text:p>
      <text:p text:style-name="P124"/>
      <text:p text:style-name="P17">It really is simple.</text:p>
      <text:p text:style-name="P17"/>
      <text:p text:style-name="P18">rand() returns an integer between 0 and a constant called RAND_MAX. <text:s/><text:span text:style-name="T27">In the GNU C Library, it is 2147483647, which is the largest signed integer representable in 32 bits.</text:span></text:p>
      <text:p text:style-name="P17"/>
      <text:p text:style-name="P17">Lets try it out ….</text:p>
      <text:p text:style-name="P17"/>
      <text:p text:style-name="P17"/>
      <text:p text:style-name="P17"/>
      <text:p text:style-name="P17"/>
      <text:p text:style-name="P26">Practical</text:p>
      <text:p text:style-name="P17"/>
      <text:p text:style-name="P17">try out this code.</text:p>
      <text:p text:style-name="P17"/>
      <text:p text:style-name="P21"/>
      <text:p text:style-name="P50">int main(int argc, char** argv) {</text:p>
      <text:p text:style-name="P50"/>
      <text:p text:style-name="P50"><text:s text:c="4"/>int r = rand();</text:p>
      <text:p text:style-name="P50"><text:s text:c="4"/>printf("%d\n", r);</text:p>
      <text:p text:style-name="P50"/>
      <text:p text:style-name="P50"><text:s text:c="4"/>return (EXIT_SUCCESS);</text:p>
      <text:p text:style-name="P50">}</text:p>
      <text:p text:style-name="P50"/>
      <text:p text:style-name="P50"/>
      <text:p text:style-name="P17">What do you notice?</text:p>
      <text:p text:style-name="P17"/>
      <text:p text:style-name="P17">Print out 100 random numbers.</text:p>
      <text:p text:style-name="P17"/>
      <text:p text:style-name="P17">What do you notice?</text:p>
      <text:p text:style-name="P105">It should produce the same result<text:span text:style-name="T27">(s)</text:span> each time its run.</text:p>
      <text:p text:style-name="P17"/>
      <text:p text:style-name="P17">The problem is the random number generator is a PRNG one. <text:s/>It produces the same sequence of numbers each time.</text:p>
      <text:p text:style-name="P17"/>
      <text:p text:style-name="P20">Seeding.</text:p>
      <text:p text:style-name="P17"/>
      <text:p text:style-name="P20">Great swathes have been written about random number generation.</text:p>
      <text:p text:style-name="P20"/>
      <text:p text:style-name="P20"/>
      <text:p text:style-name="P20">Quality of randomness</text:p>
      <text:p text:style-name="P20"/>
      <text:p text:style-name="P20"/>
      <text:p text:style-name="P20"/>
      <text:p text:style-name="P20"/>
      <text:p text:style-name="P17"/>
      <text:p text:style-name="P17"><text:span text:style-name="T26">Q: </text:span>What does it need?</text:p>
      <text:p text:style-name="P17"/>
      <text:p text:style-name="P106">A: different seed for each run.</text:p>
      <text:p text:style-name="P20"/>
      <text:p text:style-name="P20">Where could we get such a number?</text:p>
      <text:p text:style-name="P106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20"/>
      <text:p text:style-name="P20">So we do this :-</text:p>
      <text:p text:style-name="P20"/>
      <text:p text:style-name="P20"><text:tab/><text:span text:style-name="T19">srand(time(NULL));</text:span></text:p>
      <text:p text:style-name="P20"/>
      <text:p text:style-name="P20">The time() function returns the number of seconds since 00:00:00 UTC on 1<text:span text:style-name="T10">st</text:span> January 1970, as a time_t type, which is a long int value.</text:p>
      <text:p text:style-name="P20"/>
      <text:p text:style-name="P20">In full :-</text:p>
      <text:p text:style-name="P20"/>
      <text:p text:style-name="P20"><text:bookmark-start text:name="__DdeLink__1506_98053540"/></text:p>
      <text:p text:style-name="P49">int main(int argc, char** argv) {</text:p>
      <text:p text:style-name="P49"><text:s text:c="4"/>srand(time(NULL));</text:p>
      <text:p text:style-name="P49"><text:s text:c="4"/>int r = rand();</text:p>
      <text:p text:style-name="P49"><text:s text:c="4"/>printf("%d\n", r);</text:p>
      <text:p text:style-name="P49"><text:s text:c="4"/>return (EXIT_SUCCESS);</text:p>
      <text:p text:style-name="P49">}<text:bookmark-end text:name="__DdeLink__1506_98053540"/></text:p>
      <text:p text:style-name="P48"/>
      <text:p text:style-name="P48"/>
      <text:p text:style-name="P45">How do we reduce the range from 0 .. RAND_MAX, down to something more useful ?</text:p>
      <text:p text:style-name="P46"/>
      <text:p text:style-name="P17"/>
      <text:p text:style-name="P106">Answer: with a modulo, %</text:p>
      <text:p text:style-name="P20"/>
      <text:p text:style-name="P20"/>
      <text:p text:style-name="P20"/>
      <text:p text:style-name="P51">int i, <text:span text:style-name="T27">r</text:span>;</text:p>
      <text:p text:style-name="P51">srand(time(NULL));</text:p>
      <text:p text:style-name="P51">for (i = 0; i &lt; 100; i++) {</text:p>
      <text:p text:style-name="P52"><text:tab/><text:span text:style-name="T27">r = rand() % 6;</text:span><text:tab/></text:p>
      <text:p text:style-name="P52"><text:tab/>printf(“%3d”, r);</text:p>
      <text:p text:style-name="P51"><text:tab/>}</text:p>
      <text:p text:style-name="P20"/>
      <text:p text:style-name="P17"/>
      <text:p text:style-name="P17"/>
      <text:p text:style-name="P17"/>
      <text:p text:style-name="P17"/>
      <text:p text:style-name="P22">Right, now equipped with some random numbers, we can do some stuff</text:p>
      <text:p text:style-name="P22"/>
      <text:p text:style-name="P19"/>
      <text:p text:style-name="P17"/>
      <text:p text:style-name="P17"/>
      <text:p text:style-name="P17"/>
      <text:p text:style-name="P17"/>
      <text:p text:style-name="P24">Statistical stuff</text:p>
      <text:p text:style-name="P54"/>
      <text:p text:style-name="P54">Looking at how the distribution of our random numbers works.</text:p>
      <text:p text:style-name="P54"/>
      <text:p text:style-name="P58">An unbiased dice (die) has an equal <text:span text:style-name="T34">probability</text:span> of turning up 1,2,3,4,5 or 6.</text:p>
      <text:p text:style-name="P54"/>
      <text:p text:style-name="P54">Get 1000 random numbers % 100, put them into bins using a 100-element array.</text:p>
      <text:p text:style-name="P54"/>
      <text:p text:style-name="P58">A bit like we did for the test scores.</text:p>
      <text:p text:style-name="P58"/>
      <text:p text:style-name="P58">Method :-</text:p>
      <text:p text:style-name="P58"/>
      <text:p text:style-name="P58">declare an array, size 6, of integers, to hold the counts.</text:p>
      <text:p text:style-name="P58">Set all entries to zero.</text:p>
      <text:p text:style-name="P58">Generate 5000 random numbers. <text:s/>For each one :-</text:p>
      <text:p text:style-name="P58"><text:tab/>Add one to the count array entry, for that number. e.g. count[5]++</text:p>
      <text:p text:style-name="P58">Print the count array, see how evenly distributed they are.</text:p>
      <text:p text:style-name="P58"/>
      <text:p text:style-name="P58">Try this out.</text:p>
      <text:p text:style-name="P58"/>
      <text:p text:style-name="P129"/>
      <text:p text:style-name="P129">What would you expect?</text:p>
      <text:p text:style-name="P129"/>
      <text:p text:style-name="P129"/>
      <text:p text:style-name="P58">What do you notice?</text:p>
      <text:p text:style-name="P58"/>
      <text:p text:style-name="P58"/>
      <text:p text:style-name="P58"/>
      <text:p text:style-name="P58"/>
      <text:p text:style-name="P58"/>
      <text:p text:style-name="P58"/>
      <text:p text:style-name="P59">END --------------------------------------</text:p>
      <text:p text:style-name="P59"/>
      <text:p text:style-name="P59"/>
      <text:p text:style-name="P59">Any spare time - install gnuplot.</text:p>
      <text:p text:style-name="P109"/>
      <text:p text:style-name="P24">Fractal Landscapes</text:p>
      <text:p text:style-name="P54"/>
      <text:p text:style-name="P53">/* </text:p>
      <text:p text:style-name="P53"><text:s/>* File: <text:s text:c="2"/>main.c</text:p>
      <text:p text:style-name="P53"><text:s/>* Author: mark</text:p>
      <text:p text:style-name="P53"><text:s/>*</text:p>
      <text:p text:style-name="P53"><text:s/>* Created on 08 November 2016, 19:13</text:p>
      <text:p text:style-name="P53"><text:s/>*/</text:p>
      <text:p text:style-name="P53"/>
      <text:p text:style-name="P53">#include &lt;stdio.h&gt;</text:p>
      <text:p text:style-name="P53">#include &lt;stdlib.h&gt;</text:p>
      <text:p text:style-name="P53">#include &lt;time.h&gt;</text:p>
      <text:p text:style-name="P53"/>
      <text:p text:style-name="P53"/>
      <text:p text:style-name="P53">#define SIZE 100</text:p>
      <text:p text:style-name="P53"/>
      <text:p text:style-name="P53">int landscape[SIZE][SIZE];</text:p>
      <text:p text:style-name="P53"/>
      <text:p text:style-name="P53">/**</text:p>
      <text:p text:style-name="P53"><text:s/>* Fill the landscape array with zeroes</text:p>
      <text:p text:style-name="P53"><text:s/>*/</text:p>
      <text:p text:style-name="P53">void initLandscape() {</text:p>
      <text:p text:style-name="P53"/>
      <text:p text:style-name="P53"><text:s text:c="4"/>int i, j;</text:p>
      <text:p text:style-name="P53"><text:s text:c="4"/>for (i = 0; i &lt; SIZE; i++) {</text:p>
      <text:p text:style-name="P53"><text:s text:c="8"/>for (j = 0; j &lt; SIZE; j++) {</text:p>
      <text:p text:style-name="P53"><text:s text:c="12"/>landscape[i][j] = 0;</text:p>
      <text:p text:style-name="P53"><text:s text:c="8"/>}</text:p>
      <text:p text:style-name="P53"><text:s text:c="4"/>}</text:p>
      <text:p text:style-name="P53">}</text:p>
      <text:p text:style-name="P53"/>
      <text:p text:style-name="P53">/**</text:p>
      <text:p text:style-name="P53"><text:s/>* Display the landscape array</text:p>
      <text:p text:style-name="P53"><text:s/>*/</text:p>
      <text:p text:style-name="P53">void displayLandscape() {</text:p>
      <text:p text:style-name="P53"/>
      <text:p text:style-name="P53"><text:s text:c="4"/>int i, j;</text:p>
      <text:p text:style-name="P53"><text:s text:c="4"/>for (i = 0; i &lt; SIZE; i++) {</text:p>
      <text:p text:style-name="P53"><text:s text:c="8"/>for (j = 0; j &lt; SIZE; j++) {</text:p>
      <text:p text:style-name="P53"><text:s text:c="12"/>printf("%6d", landscape[i][j]);</text:p>
      <text:p text:style-name="P53"><text:s text:c="8"/>}</text:p>
      <text:p text:style-name="P53"><text:s text:c="8"/>printf("\n");</text:p>
      <text:p text:style-name="P53"><text:s text:c="4"/>}</text:p>
      <text:p text:style-name="P53">}</text:p>
      <text:p text:style-name="P53"/>
      <text:p text:style-name="P53">void chopSea() {</text:p>
      <text:p text:style-name="P53"><text:s text:c="4"/></text:p>
      <text:p text:style-name="P53"><text:s text:c="4"/>int i, j;</text:p>
      <text:p text:style-name="P53"><text:s text:c="4"/>for (i = 0; i &lt; SIZE; i++) {</text:p>
      <text:p text:style-name="P53"><text:s text:c="8"/>for (j = 0; j &lt; SIZE; j++) {</text:p>
      <text:p text:style-name="P53"><text:s text:c="12"/>if (landscape[i][j] &lt; 0)</text:p>
      <text:p text:style-name="P53"><text:s text:c="16"/>landscape[i][j] = 0;</text:p>
      <text:p text:style-name="P53"><text:s text:c="8"/>}</text:p>
      <text:p text:style-name="P53"><text:s text:c="4"/>}</text:p>
      <text:p text:style-name="P53"><text:s text:c="4"/></text:p>
      <text:p text:style-name="P53">}</text:p>
      <text:p text:style-name="P53"/>
      <text:p text:style-name="P53">/**</text:p>
      <text:p text:style-name="P53"><text:s/>* Randomly return either +1 or -1, with equal probability</text:p>
      <text:p text:style-name="P53"><text:s/>* </text:p>
      <text:p text:style-name="P53"><text:s/>*/</text:p>
      <text:p text:style-name="P53">int getDelta() {</text:p>
      <text:p text:style-name="P53"><text:s text:c="4"/>int r = random() % 100;</text:p>
      <text:p text:style-name="P53"><text:s text:c="4"/>if (r &lt; 50) {</text:p>
      <text:p text:style-name="P53"><text:s text:c="8"/>return -1;</text:p>
      <text:p text:style-name="P53"><text:s text:c="4"/>} else</text:p>
      <text:p text:style-name="P53"><text:s text:c="8"/>return 1;</text:p>
      <text:p text:style-name="P53"/>
      <text:p text:style-name="P53">}</text:p>
      <text:p text:style-name="P53"/>
      <text:p text:style-name="P53">void doFaulting() {</text:p>
      <text:p text:style-name="P53"/>
      <text:p text:style-name="P53"><text:s text:c="4"/>// pick a random row</text:p>
      <text:p text:style-name="P53"><text:soft-page-break/><text:s text:c="4"/>int row = random() % SIZE;</text:p>
      <text:p text:style-name="P53"><text:s text:c="4"/>// pick a random direction, up or down</text:p>
      <text:p text:style-name="P53"><text:s text:c="4"/>int delta = getDelta();</text:p>
      <text:p text:style-name="P53"><text:s text:c="4"/>int i, j;</text:p>
      <text:p text:style-name="P53"/>
      <text:p text:style-name="P53"><text:s text:c="4"/></text:p>
      <text:p text:style-name="P53"><text:s text:c="4"/>// raise/lower the land below this row</text:p>
      <text:p text:style-name="P53"><text:s text:c="4"/>for (i = 0; i &lt; SIZE; i++) {</text:p>
      <text:p text:style-name="P53"><text:s text:c="8"/>for (j = 0; j &lt; SIZE; j++) {</text:p>
      <text:p text:style-name="P53"><text:s text:c="12"/>// land before the chosen row goes one way</text:p>
      <text:p text:style-name="P53"><text:s text:c="12"/>if (i &lt; row) </text:p>
      <text:p text:style-name="P53"><text:s text:c="16"/>landscape[i][j] += delta;</text:p>
      <text:p text:style-name="P53"><text:s text:c="12"/>else</text:p>
      <text:p text:style-name="P53"><text:s text:c="16"/>// land after, goes the opposite way</text:p>
      <text:p text:style-name="P53"><text:s text:c="16"/>landscape[i][j] -= delta;</text:p>
      <text:p text:style-name="P53"><text:s text:c="8"/>}</text:p>
      <text:p text:style-name="P53"><text:s text:c="4"/>}</text:p>
      <text:p text:style-name="P53"><text:s text:c="4"/></text:p>
      <text:p text:style-name="P53"><text:s text:c="4"/></text:p>
      <text:p text:style-name="P53"><text:s text:c="4"/>// Now do a column</text:p>
      <text:p text:style-name="P53"><text:s text:c="4"/>delta = getDelta();</text:p>
      <text:p text:style-name="P53"><text:s text:c="4"/>int column = random() % SIZE;</text:p>
      <text:p text:style-name="P53"><text:s text:c="4"/>// raise/lower the land below this column</text:p>
      <text:p text:style-name="P53"><text:s text:c="4"/>for (i = 0; i &lt; SIZE; i++) {</text:p>
      <text:p text:style-name="P53"><text:s text:c="8"/>for (j = 0; j &lt; SIZE; j++) {</text:p>
      <text:p text:style-name="P53"><text:s text:c="12"/>// land before the chosen row goes one way</text:p>
      <text:p text:style-name="P53"><text:s text:c="12"/>if (j &lt; column) </text:p>
      <text:p text:style-name="P53"><text:s text:c="16"/>landscape[i][j] += delta;</text:p>
      <text:p text:style-name="P53"><text:s text:c="12"/>else</text:p>
      <text:p text:style-name="P53"><text:s text:c="16"/>// land after, goes the opposite way</text:p>
      <text:p text:style-name="P53"><text:s text:c="16"/>landscape[i][j] -= delta;</text:p>
      <text:p text:style-name="P53"><text:s text:c="8"/>}</text:p>
      <text:p text:style-name="P53"><text:s text:c="4"/>}</text:p>
      <text:p text:style-name="P53"/>
      <text:p text:style-name="P53">}</text:p>
      <text:p text:style-name="P53"/>
      <text:p text:style-name="P53">/*</text:p>
      <text:p text:style-name="P53"><text:s/>* </text:p>
      <text:p text:style-name="P53"><text:s/>*/</text:p>
      <text:p text:style-name="P53">int main(int argc, char** argv) {</text:p>
      <text:p text:style-name="P53"/>
      <text:p text:style-name="P53"><text:s text:c="4"/>int l;</text:p>
      <text:p text:style-name="P53"><text:s text:c="4"/>// seed the random number generator</text:p>
      <text:p text:style-name="P53"><text:s text:c="4"/>srand(time(NULL));</text:p>
      <text:p text:style-name="P53"><text:s text:c="4"/>initLandscape();</text:p>
      <text:p text:style-name="P53"><text:s text:c="4"/>//displayLandscape();</text:p>
      <text:p text:style-name="P53"/>
      <text:p text:style-name="P53"><text:s text:c="4"/>for (l = 0; l &lt; 1000; l++)</text:p>
      <text:p text:style-name="P53"><text:s text:c="8"/>doFaulting();</text:p>
      <text:p text:style-name="P53"/>
      <text:p text:style-name="P53"><text:s text:c="4"/>chopSea();</text:p>
      <text:p text:style-name="P53"/>
      <text:p text:style-name="P53"/>
      <text:p text:style-name="P53"><text:s text:c="4"/>printf("\n\n");</text:p>
      <text:p text:style-name="P53"><text:s text:c="4"/>displayLandscape();</text:p>
      <text:p text:style-name="P53"/>
      <text:p text:style-name="P53"><text:s text:c="4"/>return (EXIT_SUCCESS);</text:p>
      <text:p text:style-name="P53">}</text:p>
      <text:p text:style-name="P55"/>
      <text:p text:style-name="P55"/>
      <text:p text:style-name="P55">gnuplot&gt; set ticslevel 0</text:p>
      <text:p text:style-name="P56"><text:span text:style-name="T28">gnuplot&gt; </text:span>set hidden3d</text:p>
      <text:p text:style-name="P55">gnuplot&gt; splot "landsea1.dat" matrix with lines palette</text:p>
      <text:p text:style-name="P55"/>
      <text:p text:style-name="P55"/>
      <text:p text:style-name="P57"><text:a xlink:type="simple" xlink:href="http://lowrank.net/gnuplot/plot3d-e.html">http://lowrank.net/gnuplot/plot3d-e.html</text:a></text:p>
      <text:p text:style-name="P57"/>
      <text:p text:style-name="P108">END</text:p>
      <text:p text:style-name="P35"/>
      <text:p text:style-name="P24">Pointers</text:p>
      <text:p text:style-name="P24"/>
      <text:p text:style-name="P60"/>
      <text:p text:style-name="P66">And now … pointers.</text:p>
      <text:p text:style-name="P66"/>
      <text:p text:style-name="P66">Every C variable has an address in memory. <text:s/>Pointers are a way of using these addresses.</text:p>
      <text:p text:style-name="P66"/>
      <text:p text:style-name="P67">The swap() problem.</text:p>
      <text:p text:style-name="P66"/>
      <text:p text:style-name="P66">Write a function to swap two integers.</text:p>
      <text:p text:style-name="P66"/>
      <text:p text:style-name="P66">So if x=1 and y = 50, swap(x,y) comes back with x=50 and y=1</text:p>
      <text:p text:style-name="P66"/>
      <text:p text:style-name="P66">Can you do it? <text:s/>Lets try...</text:p>
      <text:p text:style-name="P66"/>
      <text:p text:style-name="P65">void swap(int x, int y) {</text:p>
      <text:p text:style-name="P65"><text:tab/>int temp;</text:p>
      <text:p text:style-name="P65"><text:tab/>temp = y;</text:p>
      <text:p text:style-name="P65"><text:tab/>y = x;</text:p>
      <text:p text:style-name="P65"><text:tab/>x = temp;</text:p>
      <text:p text:style-name="P65"><text:tab/>}</text:p>
      <text:p text:style-name="P65"/>
      <text:p text:style-name="P66">Does this work?</text:p>
      <text:p text:style-name="P66"/>
      <text:p text:style-name="P66">Why/ why not?</text:p>
      <text:p text:style-name="P66"/>
      <text:p text:style-name="P66">What kind of variables are x and y. <text:s/>What is their scope?</text:p>
      <text:p text:style-name="P66"/>
      <text:p text:style-name="P66">Question: What is scope?</text:p>
      <text:p text:style-name="P66"/>
      <text:p text:style-name="P66">Answer: its the area of program where a variable can be accessed.</text:p>
      <text:p text:style-name="P66"/>
      <text:p text:style-name="P66"/>
      <text:p text:style-name="P66"><text:span text:style-name="T18">&gt;&gt;Talk about </text:span>Local variables</text:p>
      <text:p text:style-name="P66"><text:span text:style-name="T18">&gt;&gt;and </text:span>Global variables</text:p>
      <text:p text:style-name="P66"/>
      <text:p text:style-name="P70">x and y are <text:span text:style-name="T13">local</text:span> to the swap function. <text:s/>When the function is called, you give it two variables. <text:s/>However, the values of the variables are <text:span text:style-name="T13">copied</text:span> into x and y. <text:s/>When the function exits, x and y disappear, and no external effects are seen.</text:p>
      <text:p text:style-name="P70"/>
      <text:p text:style-name="P97">Clearly, we need some new mechanism.</text:p>
      <text:p text:style-name="P97"/>
      <text:p text:style-name="P70">In order to write a swap function, you need to tell it the addresses, and say “swap the variables at these addresses”. <text:s/>That will work.</text:p>
      <text:p text:style-name="P70"/>
      <text:p text:style-name="P70"/>
      <text:p text:style-name="P70"/>
      <text:p text:style-name="P113">To declare something that holds an address, <text:span text:style-name="T22">a pointer, </text:span>we use *.</text:p>
      <text:p text:style-name="P70"/>
      <text:p text:style-name="P71">e.g. </text:p>
      <text:p text:style-name="P71"/>
      <text:p text:style-name="P121">int *intptr;</text:p>
      <text:p text:style-name="P70"/>
      <text:p text:style-name="P70">declares intptr to be something that holds the address of an int variable. <text:s/>We say that it is a <text:span text:style-name="T13">pointer</text:span>, and it “points to” where the variable is.</text:p>
      <text:p text:style-name="P89"/>
      <text:p text:style-name="P94">We can have any kind of pointer :-</text:p>
      <text:p text:style-name="P94"/>
      <text:p text:style-name="P118">int * intptr;</text:p>
      <text:p text:style-name="P118">char * charptr;</text:p>
      <text:p text:style-name="P118">long * longptr;</text:p>
      <text:p text:style-name="P118">float * float_pointer;</text:p>
      <text:p text:style-name="P118">double * doubleptr;</text:p>
      <text:p text:style-name="P118">void * voidpointer;</text:p>
      <text:p text:style-name="P94"/>
      <text:p text:style-name="P94">Not sure if you've seen void before. <text:s/>Its a type that means “no specific type”. <text:s/><text:span text:style-name="T23">Oh, and spaces aren't significant here.</text:span></text:p>
      <text:p text:style-name="P94"/>
      <text:p text:style-name="P89"/>
      <text:p text:style-name="P91">To get the address of a variable, we use &amp; :-</text:p>
      <text:p text:style-name="P91"/>
      <text:p text:style-name="P123"><text:span text:style-name="T19">int *intptr;<text:tab/><text:tab/>// </text:span><text:span text:style-name="T20">an int pointer</text:span></text:p>
      <text:p text:style-name="P119">int x;<text:tab/><text:tab/><text:tab/>// <text:span text:style-name="T22">an ordinary integer variable</text:span></text:p>
      <text:p text:style-name="P120">intptr = &amp;x;<text:tab/><text:tab/>// <text:span text:style-name="T22">intptr holds the address of x</text:span></text:p>
      <text:p text:style-name="P91"/>
      <text:p text:style-name="P91">&amp;x is the address of x, and we can assign it to a pointer type (an int pointer in this case, the types must agree).</text:p>
      <text:p text:style-name="P91"/>
      <text:p text:style-name="P119">intptr = &amp;x;</text:p>
      <text:p text:style-name="P91"/>
      <text:p text:style-name="P91">intptr now holds the address of x.</text:p>
      <text:p text:style-name="P91"/>
      <text:p text:style-name="P97">&amp; is an <text:span text:style-name="T13">unary function</text:span> - it takes one argument - and returns the address of a variable.</text:p>
      <text:p text:style-name="P97"/>
      <text:p text:style-name="P97">What is the name for a function that takes two arguments?</text:p>
      <text:p text:style-name="P97"/>
      <text:p text:style-name="P97"/>
      <text:p text:style-name="P91"/>
      <text:p text:style-name="P94">But what is the next step? <text:s/>We have a pointer to x, what can we do with it?</text:p>
      <text:p text:style-name="P94"/>
      <text:p text:style-name="P114">Answer - use it to change x.</text:p>
      <text:p text:style-name="P94"/>
      <text:p text:style-name="P94">Like this :-</text:p>
      <text:p text:style-name="P94"/>
      <text:p text:style-name="P118">*intptr = 100;</text:p>
      <text:p text:style-name="P94"/>
      <text:p text:style-name="P94">And x now holds the value 100.</text:p>
      <text:p text:style-name="P70"/>
      <text:p text:style-name="P97">The asterisk is another <text:span text:style-name="T13">unary function</text:span>, that returns (or sets) the value of the variable at the location given. <text:s/>This is an example of setting.</text:p>
      <text:p text:style-name="P97"/>
      <text:p text:style-name="P97">This would be a read :-</text:p>
      <text:p text:style-name="P97"/>
      <text:p text:style-name="P117">int y;</text:p>
      <text:p text:style-name="P117">y = *intptr;</text:p>
      <text:p text:style-name="P122"/>
      <text:p text:style-name="P70"/>
      <text:p text:style-name="P70"/>
      <text:p text:style-name="P70"/>
      <text:p text:style-name="P89">We'll have a bit of practical with pointers, then go back to the swap().</text:p>
      <text:p text:style-name="P89"/>
      <text:p text:style-name="P68"/>
      <text:p text:style-name="P68"/>
      <text:p text:style-name="P68">Practical</text:p>
      <text:p text:style-name="P89"/>
      <text:p text:style-name="P89">try the following code:-</text:p>
      <text:p text:style-name="P89"/>
      <text:p text:style-name="P89"/>
      <text:p text:style-name="P89"/>
      <text:p text:style-name="P63">void pointerDemo() {</text:p>
      <text:p text:style-name="P63"/>
      <text:p text:style-name="P63"><text:s text:c="4"/>int x = 100;</text:p>
      <text:p text:style-name="P63"/>
      <text:p text:style-name="P63"><text:s text:c="4"/>printf("before, x = %d\n", x);</text:p>
      <text:p text:style-name="P63"/>
      <text:p text:style-name="P63"><text:s text:c="4"/>int * xptr;</text:p>
      <text:p text:style-name="P63"/>
      <text:p text:style-name="P63"><text:s text:c="4"/>xptr = &amp;x;</text:p>
      <text:p text:style-name="P63"><text:s text:c="4"/>printf(" address of x is %p\n", xptr);</text:p>
      <text:p text:style-name="P63"><text:s text:c="4"/>printf("contents of x is %d\n", *xptr);</text:p>
      <text:p text:style-name="P63"/>
      <text:p text:style-name="P63"><text:s text:c="4"/>*xptr = 2;</text:p>
      <text:p text:style-name="P63"/>
      <text:p text:style-name="P63"><text:s text:c="4"/>printf("now x = %d\n", x);</text:p>
      <text:p text:style-name="P64"><text:s text:c="4"/>printf(" address of x is %p\n", xptr);</text:p>
      <text:p text:style-name="P64"><text:s text:c="4"/>printf("contents of x is %d\n", *xptr);</text:p>
      <text:p text:style-name="P64"/>
      <text:p text:style-name="P63">}</text:p>
      <text:p text:style-name="P90"/>
      <text:p text:style-name="P90"/>
      <text:p text:style-name="P90">See how &amp;x gets us the address of x, in memory.</text:p>
      <text:p text:style-name="P90"/>
      <text:p text:style-name="P90">And we just assign xptr = &amp;x, because xptr will hold the address of x. <text:s/>That<text:span text:style-name="T22">'</text:span>s what pointers do. <text:s/>They hold an address, or location of something. <text:s/>&amp;x is also called a <text:span text:style-name="T13">reference to x</text:span>, or just a <text:span text:style-name="T13">reference</text:span>.</text:p>
      <text:p text:style-name="P90"/>
      <text:p text:style-name="P112">Call by value vs. call by reference.</text:p>
      <text:p text:style-name="P69"/>
      <text:p text:style-name="P90"/>
      <text:p text:style-name="P68"/>
      <text:p text:style-name="P69"/>
      <text:p text:style-name="P111">Back to swap()</text:p>
      <text:p text:style-name="P89"/>
      <text:p text:style-name="P72">To do the swap, we need a pointer to each variable:</text:p>
      <text:p text:style-name="P72"/>
      <text:p text:style-name="P72">int * <text:span text:style-name="T23">x_pointer</text:span>;</text:p>
      <text:p text:style-name="P72">int * <text:span text:style-name="T23">y_pointer</text:span>;</text:p>
      <text:p text:style-name="P72"/>
      <text:p text:style-name="P72">and do this</text:p>
      <text:p text:style-name="P72"/>
      <text:p text:style-name="P70"/>
      <text:p text:style-name="P70">void swap (int *x_<text:span text:style-name="T22">pointer</text:span>, int *y_<text:span text:style-name="T22">pointer</text:span>) {</text:p>
      <text:p text:style-name="P73"><text:tab/><text:span text:style-name="T14">int temp;</text:span></text:p>
      <text:p text:style-name="P76"><text:tab/>temp = *x_<text:span text:style-name="T22">pointer</text:span>;<text:tab/><text:tab/></text:p>
      <text:p text:style-name="P72"><text:tab/>*<text:span text:style-name="T14">x_pointer = *y_pointer;</text:span></text:p>
      <text:p text:style-name="P72"><text:tab/>*<text:span text:style-name="T14">y_pointer = temp;</text:span></text:p>
      <text:p text:style-name="P72"><text:tab/><text:span text:style-name="T14">}</text:span></text:p>
      <text:p text:style-name="P72"/>
      <text:p text:style-name="P72"/>
      <text:p text:style-name="P72"/>
      <text:p text:style-name="P75">Note that there are two uses of * here, and they can be confusing. <text:s/></text:p>
      <text:p text:style-name="P75"/>
      <text:p text:style-name="P97">If the * appears on the right-hand-side of an assignment, it designates a “read” operation</text:p>
      <text:p text:style-name="P77"/>
      <text:p text:style-name="P97">If the * appears on the left-hand-side of an assignment, it designates a “set” operation</text:p>
      <text:p text:style-name="P77"/>
      <text:p text:style-name="P97">Consider ...</text:p>
      <text:p text:style-name="P75"/>
      <text:p text:style-name="P92"><text:tab/>temp = *x_pointer;</text:p>
      <text:p text:style-name="P73"/>
      <text:p text:style-name="P95">This means, <text:span text:style-name="T15">“temp becomes equal to the </text:span><text:span text:style-name="T17">value of the </text:span><text:span text:style-name="T15">variable pointed to by x</text:span><text:span text:style-name="T16">_pointer</text:span><text:span text:style-name="T15">”</text:span></text:p>
      <text:p text:style-name="P96"/>
      <text:p text:style-name="P96"/>
      <text:p text:style-name="P97">And …</text:p>
      <text:p text:style-name="P97"/>
      <text:p text:style-name="P74"><text:span text:style-name="T19"><text:tab/>*</text:span><text:span text:style-name="T21">x_pointer = *y_pointer;</text:span></text:p>
      <text:p text:style-name="P73"/>
      <text:p text:style-name="P95">This means, <text:span text:style-name="T15">“</text:span><text:span text:style-name="T17">(</text:span><text:span text:style-name="T15">the </text:span><text:span text:style-name="T17">value of) the </text:span><text:span text:style-name="T15">variable pointed to by x</text:span><text:span text:style-name="T16">_pointer</text:span><text:span text:style-name="T15"> <text:s/>... <text:s/>becomes equal to … <text:s/></text:span><text:span text:style-name="T17">(</text:span><text:span text:style-name="T15">the </text:span><text:span text:style-name="T17">value of) the </text:span><text:span text:style-name="T15">variable pointed to by y</text:span><text:span text:style-name="T16">_pointer</text:span><text:span text:style-name="T15">”</text:span></text:p>
      <text:p text:style-name="P96"/>
      <text:p text:style-name="P96"/>
      <text:p text:style-name="P97">And …</text:p>
      <text:p text:style-name="P97"/>
      <text:p text:style-name="P93"><text:tab/>*<text:span text:style-name="T14">y_pointer = temp;</text:span></text:p>
      <text:p text:style-name="P73"/>
      <text:p text:style-name="P95">This means, <text:span text:style-name="T15">“the variable pointed to by y</text:span><text:span text:style-name="T16">_pointer</text:span><text:span text:style-name="T15"> <text:s/>... <text:s/>becomes equal to … <text:s/>the value of temp”</text:span></text:p>
      <text:p text:style-name="P96"/>
      <text:p text:style-name="P96"/>
      <text:p text:style-name="P96"/>
      <text:p text:style-name="P96"/>
      <text:p text:style-name="P78">Or, you can think of them as <text:span text:style-name="T13">read</text:span> and <text:span text:style-name="T13">store</text:span> operations.</text:p>
      <text:p text:style-name="P78"/>
      <text:p text:style-name="P85"><text:tab/>temp = *x_pointer;</text:p>
      <text:p text:style-name="P79"/>
      <text:p text:style-name="P82">Means read or get what x<text:span text:style-name="T14">_pointer</text:span> points to, assign it to temp.</text:p>
      <text:p text:style-name="P81"/>
      <text:p text:style-name="P80"><text:tab/>*<text:span text:style-name="T14">x_pointer = *y_pointer;</text:span></text:p>
      <text:p text:style-name="P79"/>
      <text:p text:style-name="P82"><text:soft-page-break/>Means read what y<text:span text:style-name="T14">_pointer</text:span> points to, store it where x<text:span text:style-name="T14">_pointer</text:span> points to. <text:s/>And</text:p>
      <text:p text:style-name="P81"/>
      <text:p text:style-name="P80"><text:tab/>*<text:span text:style-name="T14">y_pointer = temp;</text:span></text:p>
      <text:p text:style-name="P79"/>
      <text:p text:style-name="P82">Store temp in what y<text:span text:style-name="T14">_pointer</text:span> points to.</text:p>
      <text:p text:style-name="P79"/>
      <text:p text:style-name="P79"/>
      <text:p text:style-name="P79"/>
      <text:p text:style-name="P79"/>
      <text:p text:style-name="P83">When we call this function, we give it the addresses of the variables to swap, like this :-</text:p>
      <text:p text:style-name="P83"/>
      <text:p text:style-name="P83"/>
      <text:p text:style-name="P83"><text:tab/>int a = 1;</text:p>
      <text:p text:style-name="P83"><text:tab/>int b = 50;</text:p>
      <text:p text:style-name="P83"/>
      <text:p text:style-name="P83"><text:tab/>swap (&amp;a, &amp;b);</text:p>
      <text:p text:style-name="P83"/>
      <text:p text:style-name="P83">The &amp; means “the address of”.</text:p>
      <text:p text:style-name="P83"/>
      <text:p text:style-name="P84"/>
      <text:p text:style-name="P87">What's the point of pointers?</text:p>
      <text:p text:style-name="P84"/>
      <text:p text:style-name="P84">Saves us copying data around from one place to another. <text:s/>You just pass a pointer to it, instead.</text:p>
      <text:p text:style-name="P84">Allows us to do lots that we can't do yet, and I don't just mean swapping variables.</text:p>
      <text:p text:style-name="P84">e.g allocate a chunk of memory</text:p>
      <text:p text:style-name="P84"/>
      <text:p text:style-name="P84">malloc() and free().</text:p>
      <text:p text:style-name="P84"/>
      <text:p text:style-name="P86">malloc() will reserve a block of memory, and it returns a pointer to its beginning.</text:p>
      <text:p text:style-name="P86"/>
      <text:p text:style-name="P88">Pointer arithmetic</text:p>
      <text:p text:style-name="P86"/>
      <text:p text:style-name="P86">We can use ++, --, + and -.</text:p>
      <text:p text:style-name="P86"/>
      <text:p text:style-name="P88">Arrays of pointers</text:p>
      <text:p text:style-name="P86"/>
      <text:p text:style-name="P88">Pointer to pointer</text:p>
      <text:p text:style-name="P86"/>
      <text:p text:style-name="P86"/>
      <text:p text:style-name="P88">Passing pointers to functions</text:p>
      <text:p text:style-name="P86"/>
      <text:p text:style-name="P88">Returning pointers from functions</text:p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10T10:52:22.304272224</dc:date>
    <dc:creator>Mark Woodrow</dc:creator>
    <meta:editing-duration>PT2H58M43S</meta:editing-duration>
    <meta:editing-cycles>31</meta:editing-cycles>
    <meta:generator>LibreOffice/4.2.8.2$Linux_x86 LibreOffice_project/420m0$Build-2</meta:generator>
    <meta:document-statistic meta:table-count="2" meta:image-count="0" meta:object-count="0" meta:page-count="26" meta:paragraph-count="547" meta:word-count="3488" meta:character-count="19833" meta:non-whitespace-character-count="14914"/>
  </office:meta>
</office:document-meta>
</file>